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cm" fo:margin-right="0cm" fo:orphans="2" fo:widows="2" fo:text-indent="0cm" style:auto-text-indent="false"/>
      <style:text-properties officeooo:paragraph-rsid="0003e871"/>
    </style:style>
    <style:style style:name="P2" style:family="paragraph" style:parent-style-name="Standard" style:list-style-name="L1">
      <style:paragraph-properties fo:margin-left="0cm" fo:margin-right="0cm" fo:orphans="2" fo:widows="2" fo:text-indent="0cm" style:auto-text-indent="false"/>
      <style:text-properties officeooo:paragraph-rsid="0004b253"/>
    </style:style>
    <style:style style:name="P3" style:family="paragraph" style:parent-style-name="Standard" style:list-style-name="L1">
      <style:paragraph-properties fo:margin-left="0cm" fo:margin-right="0cm" fo:orphans="2" fo:widows="2" fo:text-indent="0cm" style:auto-text-indent="false"/>
      <style:text-properties officeooo:paragraph-rsid="0005bacf"/>
    </style:style>
    <style:style style:name="P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officeooo:paragraph-rsid="0006decb"/>
    </style:style>
    <style:style style:name="P5" style:family="paragraph" style:parent-style-name="Standard" style:list-style-name="L1">
      <style:paragraph-properties fo:margin-left="0cm" fo:margin-right="0cm" fo:orphans="2" fo:widows="2" fo:text-indent="0cm" style:auto-text-indent="false"/>
      <style:text-properties officeooo:paragraph-rsid="000a8aa4"/>
    </style:style>
    <style:style style:name="P6" style:family="paragraph" style:parent-style-name="Standard" style:list-style-name="L1">
      <style:paragraph-properties fo:margin-left="0cm" fo:margin-right="0cm" fo:orphans="2" fo:widows="2" fo:text-indent="0cm" style:auto-text-indent="false"/>
      <style:text-properties officeooo:paragraph-rsid="000abe7a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abe7a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0pt" officeooo:paragraph-rsid="0003e871" style:font-size-asian="10pt" style:font-size-complex="10pt"/>
    </style:style>
    <style:style style:name="T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officeooo:rsid="0006decb" style:font-size-asian="10pt" style:font-size-complex="10pt"/>
    </style:style>
    <style:style style:name="T3" style:family="text">
      <style:text-properties fo:font-variant="normal" fo:text-transform="none" fo:color="#000000" style:font-name="Times new roman" fo:font-size="10pt" fo:letter-spacing="normal" fo:font-style="normal" fo:font-weight="normal" officeooo:rsid="000abe7a" style:font-size-asian="10pt" style:font-size-complex="10pt"/>
    </style:style>
    <style:style style:name="T4" style:family="text">
      <style:text-properties fo:font-variant="normal" fo:text-transform="none" fo:color="#000000" style:font-name="Times new roman" fo:font-size="10pt" fo:letter-spacing="normal" fo:font-style="normal" fo:font-weight="normal" officeooo:rsid="000d0cfe" style:font-size-asian="10pt" style:font-size-complex="10pt"/>
    </style:style>
    <style:style style:name="T5" style:family="text">
      <style:text-properties fo:font-variant="normal" fo:text-transform="none" fo:color="#000000" style:font-name="Times new roman" fo:font-size="10pt" fo:letter-spacing="normal" fo:font-style="italic" fo:font-weight="normal" officeooo:rsid="0009fd7a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fo:color="#000000" style:font-name="Times new roman" fo:font-size="10pt" fo:letter-spacing="normal" fo:font-style="italic" fo:font-weight="normal" officeooo:rsid="000a8aa4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000000" fo:font-size="11pt" fo:letter-spacing="normal" fo:font-style="normal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000000" fo:font-size="11pt" fo:letter-spacing="normal" fo:font-style="normal" fo:font-weight="bold" officeooo:rsid="0009fd7a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222222" style:font-name="Times new roman" fo:font-size="10pt" fo:letter-spacing="normal" fo:font-style="normal" fo:font-weight="normal" officeooo:rsid="0004b253" style:font-size-asian="10pt" style:font-size-complex="10pt"/>
    </style:style>
    <style:style style:name="T10" style:family="text">
      <style:text-properties fo:font-variant="normal" fo:text-transform="none" fo:color="#222222" style:font-name="Times new roman" fo:font-size="10pt" fo:letter-spacing="normal" fo:font-style="normal" fo:font-weight="normal" officeooo:rsid="0005bacf" style:font-size-asian="10pt" style:font-size-complex="10pt"/>
    </style:style>
    <style:style style:name="T11" style:family="text">
      <style:text-properties fo:font-variant="normal" fo:text-transform="none" fo:color="#222222" style:font-name="Times new roman" fo:font-size="10pt" fo:letter-spacing="normal" fo:font-style="italic" fo:font-weight="normal" officeooo:rsid="000a8aa4" style:font-size-asian="10pt" style:font-style-asian="italic" style:font-size-complex="10pt" style:font-style-complex="italic"/>
    </style:style>
    <style:style style:name="T12" style:family="text">
      <style:text-properties fo:font-variant="normal" fo:text-transform="none" fo:color="#222222" style:font-name="Times new roman" fo:font-size="10pt" fo:letter-spacing="normal" fo:font-style="italic" fo:font-weight="normal" officeooo:rsid="000e12af" style:font-size-asian="10pt" style:font-style-asian="italic" style:font-size-complex="10pt" style:font-style-complex="italic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style:font-name="Times new roman" fo:font-size="10pt" officeooo:rsid="0003e871" style:font-size-asian="10pt" style:font-size-complex="10pt"/>
    </style:style>
    <style:style style:name="T15" style:family="text">
      <style:text-properties style:font-name="Times new roman" fo:font-size="10pt" officeooo:rsid="0004b253" style:font-size-asian="10pt" style:font-size-complex="10pt"/>
    </style:style>
    <style:style style:name="T16" style:family="text">
      <style:text-properties style:font-name="Times new roman" fo:font-size="10pt" officeooo:rsid="0005bacf" style:font-size-asian="10pt" style:font-size-complex="10pt"/>
    </style:style>
    <style:style style:name="T17" style:family="text">
      <style:text-properties style:font-name="Times new roman" fo:font-size="10pt" officeooo:rsid="0009fd7a" style:font-size-asian="10pt" style:font-size-complex="10pt"/>
    </style:style>
    <style:style style:name="T18" style:family="text">
      <style:text-properties style:font-name="Times new roman" fo:font-size="10pt" officeooo:rsid="000abe7a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Итоговый отчёт по практикам и НИР за </text:span><text:span text:style-name="T8">первый семестр магистратуры</text:span><text:line-break/></text:p>
      <text:list xml:id="list8086640376346122053" text:style-name="L1">
        <text:list-item>
          <text:p text:style-name="P1"><text:span text:style-name="T14">Забарин Никита Игоревич, М8О-108М-17. </text:span><text:span text:style-name="T17">Вступительный экзамен </text:span><text:span text:style-name="T14"><text:s/></text:span><text:span text:style-name="T17">92</text:span><text:span text:style-name="T14">.</text:span></text:p>
        </text:list-item>
        <text:list-item>
          <text:p text:style-name="P2"><text:span text:style-name="T15">Зайцев Валентин Евгеньевич, </text:span><text:span text:style-name="T16">кандидат физико-математических наук, доцент, профессор кафедры 806 МАИ, </text:span><text:span text:style-name="T17">Борисов Август Валерьевич, ассистент кафедры 806 МАИ.</text:span></text:p>
        </text:list-item>
        <text:list-item>
          <text:p text:style-name="P3"><text:span text:style-name="T9">Исследование и разработка параллельных алгоритмов решения перечислительных задач. </text:span><text:span text:style-name="T11">Представить задание на бланке по форме. В рамках работы над темой изучены следующие разделы науки: , проанализированы … алгоритмы, определены параметры реализации. Реализован демонстрационный &lt;алгоритм&gt; на Python3.6 без эвристик, объемом </text:span><text:span text:style-name="T12">...</text:span><text:span text:style-name="T11"> строки кода.</text:span></text:p>
        </text:list-item>
        <text:list-item>
          <text:p text:style-name="P3"><text:span text:style-name="T9">Применко </text:span><text:span text:style-name="T10">Эдуард Андреевич, кандидат физико-математических наук, доцент, доцент кафедры информационной безопасности ВМК МГУ имени Ломоносова.</text:span></text:p>
        </text:list-item>
        <text:list-item>
          <text:p text:style-name="P5"><text:span text:style-name="T1">Список научных конференций, на которых были сделаны доклады: место проведения, организаторы, название доклада, программа конференции, ссылка на сайт конференции. Показ бумажного издания программы конференции. </text:span><text:span text:style-name="T5">По материалам работы в первом семестре предполагается сделать доклад на конференции Ломоносов-2018. </text:span></text:p>
        </text:list-item>
        <text:list-item>
          <text:p text:style-name="P5"><text:span text:style-name="T1">Список научных конференций, на которые были представлены тезисы: место и время проведения, организаторы, название доклада, программа конференции, ссылка на сайт конференции Библиографическое описание опубликованных тезисов. Показ бумажного издания. </text:span><text:span text:style-name="T5">Предполагается публикация тезисов доклада в сборнике материалов конференции Ломоносов-2018. </text:span><text:span text:style-name="T6">Подготовить тезисы доклада по правилам Ломоносова-2018. Подготовить презентацию доклада. Или по бакалаврской работе.</text:span></text:p>
        </text:list-item>
        <text:list-item>
          <text:p text:style-name="P5"><text:span text:style-name="T1">Список опубликованных статей, зарегистрированных программ, баз данных, изобретений и полезных моделей. Библиографическое описание или реквизиты. Показ бумажного издания. </text:span><text:span text:style-name="T5">Предполагается написание статьи по материалам дипломной работы бакалавра.</text:span></text:p>
        </text:list-item>
        <text:list-item>
          <text:p text:style-name="P5"><text:span text:style-name="T1">Список конкурсов научных работ и проектов: место и время проведения, организаторы, название проекта, программа конкурса, ссылка на сайт. Результаты участия: подача заявки, прохождение отбора, презентация. </text:span><text:span text:style-name="T5">Четвертьфинал студенческого командного чемпионата мира по программированию, </text:span><text:span text:style-name="T6">Кубок двух столиц. Участие в трех контестах opencup-2017.</text:span></text:p>
        </text:list-item>
        <text:list-item>
          <text:p text:style-name="P4"><text:span text:style-name="T1">Награды за научную работу: грамоты, дипломы, сертификаты, кубки, призы олимпиад, конкурсов, конференций. </text:span><text:span text:style-name="T5">Сертификат участника четвертьфинала студенческого командного чемпионата мира по программированию.</text:span></text:p>
        </text:list-item>
        <text:list-item>
          <text:p text:style-name="P6"><text:span text:style-name="T1">Работа по специальности: организации, периоды, должности, краткая характеристика.</text:span></text:p>
          <text:list>
            <text:list-item>
              <text:p text:style-name="P6"><text:span text:style-name="T3">«Семнотек», 23.11.2015 — 10.06.2017, backend-разработчик, создание распределенной архитектуры <text:s/>аналитической системы, интеграция с базами данных, написание модулей системы и их интеграция, поддержка работоспособности системы.</text:span></text:p>
            </text:list-item>
            <text:list-item>
              <text:p text:style-name="P6"><text:span text:style-name="T3">«ЗироуДей Технолоджис», 10.06.2017 — настоящее время, backend-разработчик, разработка backend для системы учета и анализа контрагентов, добавление новых источников данных, разработка алгоритмов поиска связей между разнородными типами данных, построение и анализ графов связей объектов.</text:span></text:p>
              <text:list>
                <text:list-header>
                  <text:p text:style-name="P6"><text:span text:style-name="T13"><text:line-break/><text:line-break/></text:span><text:span text:style-name="T1">Магистрант 1 курса<text:tab/><text:tab/><text:tab/></text:span><text:span text:style-name="T18">Забарин Н.И.</text:span></text:p>
                </text:list-header>
              </text:list>
            </text:list-item>
          </text:list>
          <text:p text:style-name="P6"><text:span text:style-name="T13"/></text:p>
          <text:p text:style-name="P6"><text:span text:style-name="T13"><text:line-break/></text:span><text:span text:style-name="T1">Научный руководитель<text:tab/><text:tab/><text:tab/></text:span><text:span text:style-name="T2">Зайцев В.Е.</text:span></text:p>
        </text:list-item>
      </text:list>
      <text:p text:style-name="P7"><text:span text:style-name="T2"/></text:p>
      <text:p text:style-name="P7"><text:span text:style-name="T2"/></text:p>
      <text:list xml:id="list191658373777150" text:continue-numbering="true" text:style-name="L1">
        <text:list-header>
          <text:p text:style-name="P6"><text:span text:style-name="T3">Научный консультант<text:tab/><text:tab/><text:tab/>Борисов А.В.</text:span></text:p>
          <text:p text:style-name="P6"><text:span text:style-name="T13"><text:line-break/><text:line-break/></text:span><text:span text:style-name="T1">Руководитель практик<text:tab/><text:tab/><text:tab/>Зайцев В.Е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53:22.125458222</meta:creation-date>
    <meta:generator>LibreOffice/5.1.6.2$Linux_X86_64 LibreOffice_project/10m0$Build-2</meta:generator>
    <dc:date>2017-12-29T19:16:57.476704414</dc:date>
    <meta:editing-duration>PT12M53S</meta:editing-duration>
    <meta:editing-cycles>3</meta:editing-cycles>
    <meta:document-statistic meta:table-count="0" meta:image-count="0" meta:object-count="0" meta:page-count="1" meta:paragraph-count="17" meta:word-count="355" meta:character-count="3069" meta:non-whitespace-character-count="2724"/>
  </office:meta>
</office:document-meta>
</file>